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biMojo.fixBundleVersion( String ver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JbiMojo.resolveProj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JbiMojo.createManif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biMojo.retainArtifacts( Set includes , JbiResolutionListener listen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bstractJbiMojo.excludeBranch( Node n , Set exclu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JbiMojo.getWork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biMojo.removeChildren( JbiResolutionListener listener , Artifact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biMojo.get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biMojo.getArtifacts( Node n , Set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biMojo.getProject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biMojo.removeBranch( JbiResolutionListener listener ,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JbiMojo.createManagedVersionMap( String projectId , DependencyManagement dependencyManag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JbiMojo.getClassLoad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JbiMojo.print( Node root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